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
      <text:p text:style-name="Text_20_body">At that time, Jesus finished praying and started to go back to meet his disciples. He walked on top of the water toward their boat.</text:p>
      <text:h text:style-name="Heading_20_9" text:outline-level="9">31-04</text:h>
      <text:p text:style-name="First_20_paragraph"/>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
      <text:p text:style-name="Text_20_body">Then Peter said to Jesus, “Master, if it is you, command me to come to you on the water.” Jesus told Peter, “Come!”</text:p>
      <text:h text:style-name="Heading_20_9" text:outline-level="9">31-06</text:h>
      <text:p text:style-name="First_20_paragraph"/>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4:13Z</meta:creation-date>
    <dc:date>2023-05-24T11:34:13Z</dc:date>
  </office:meta>
</office:document-meta>
</file>